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ISFactory.getNodeReferences( NodeState node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ientISFactory.createNewPropertyState( PropertyEntry entry , QPropertyDefinition definition , QValue [ ] values , int 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entISFactory.getChildNodeInfos(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ISFactory.createDeepPropertyState( PropertyId propertyId , NodeEntry any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ISFactory.createRootState( 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ISFactory.TransientISFactory( AbstractItemStateFactory workspaceStateFactory , ItemDefinitionProvider def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entISFactory.createDeepNodeState( NodeId nodeId , NodeEntry any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ISFactory.createNewNodeState( NodeEntry entry , Name nodetypeName , QNode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entISFactory.createPropertyState( PropertyId propertyId , Property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ISFactory.statusChanged( ItemState state , int previous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ientISFactory.createNodeState( NodeId nodeId , 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ISFactory.created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